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F000001EDA0FD932C719B38DB.png" manifest:media-type="image/png"/>
  <manifest:file-entry manifest:full-path="Pictures/1000000100000352000001E48A55650914C6019E.png" manifest:media-type="image/png"/>
  <manifest:file-entry manifest:full-path="Pictures/1000000100000350000001E62BAF3BC3B8665F0F.png" manifest:media-type="image/png"/>
  <manifest:file-entry manifest:full-path="Pictures/1000000100000356000001E9CE7E4139E77D6055.png" manifest:media-type="image/png"/>
  <manifest:file-entry manifest:full-path="Pictures/100000010000035F000001E564134A8853939ED2.png" manifest:media-type="image/png"/>
  <manifest:file-entry manifest:full-path="Pictures/1000000100000355000001E69FAB99595AE983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7cm" svg:height="7.717cm" draw:z-index="0"><draw:image xlink:href="Pictures/100000010000034F000001EDA0FD932C719B38DB.png" xlink:type="simple" xlink:show="embed" xlink:actuate="onLoad" draw:mime-type="image/png"/></draw:frame><text:s text:c="6"/></text:p>
      <text:p text:style-name="Standard"/>
      <text:p text:style-name="Standard"><draw:frame draw:style-name="fr1" draw:name="Figura2" text:anchor-type="char" svg:width="17cm" svg:height="9.68cm" draw:z-index="1"><draw:image xlink:href="Pictures/1000000100000352000001E48A55650914C6019E.png" xlink:type="simple" xlink:show="embed" xlink:actuate="onLoad" draw:mime-type="image/png"/></draw:frame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3" text:anchor-type="char" svg:width="17cm" svg:height="8.13cm" draw:z-index="2"><draw:image xlink:href="Pictures/1000000100000356000001E9CE7E4139E77D6055.png" xlink:type="simple" xlink:show="embed" xlink:actuate="onLoad" draw:mime-type="image/png"/></draw:frame><text:soft-page-break/><text:s text:c="3"/></text:p>
      <text:p text:style-name="Standard"/>
      <text:p text:style-name="Standard"><draw:frame draw:style-name="fr1" draw:name="Figura4" text:anchor-type="char" svg:width="17cm" svg:height="9.742cm" draw:z-index="3"><draw:image xlink:href="Pictures/1000000100000350000001E62BAF3BC3B8665F0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Figura5" text:anchor-type="char" svg:width="17cm" svg:height="8.105cm" draw:z-index="4"><draw:image xlink:href="Pictures/1000000100000355000001E69FAB99595AE9836D.png" xlink:type="simple" xlink:show="embed" xlink:actuate="onLoad" draw:mime-type="image/png"/></draw:frame></text:p>
      <text:p text:style-name="Standard"/>
      <text:p text:style-name="Standard"><draw:frame draw:style-name="fr1" draw:name="Figura6" text:anchor-type="char" svg:width="17cm" svg:height="9.553cm" draw:z-index="5"><draw:image xlink:href="Pictures/100000010000035F000001E564134A8853939E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1T17:38:52.769000000</meta:creation-date>
    <dc:date>2023-07-21T17:48:47.409000000</dc:date>
    <meta:editing-duration>PT9M55S</meta:editing-duration>
    <meta:editing-cycles>1</meta:editing-cycles>
    <meta:document-statistic meta:table-count="0" meta:image-count="6" meta:object-count="0" meta:page-count="3" meta:paragraph-count="3" meta:word-count="0" meta:character-count="12" meta:non-whitespace-character-count="0"/>
    <meta:generator>LibreOffice/7.4.0.3$Windows_X86_64 LibreOffice_project/f85e47c08ddd19c015c0114a68350214f7066f5a</meta:generator>
  </office:meta>
</office:document-meta>
</file>